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extmaker="tm" grddl:transformation="http://docs.oasis-open.org/office/1.2/xslt/odf2rdf.xsl">
  <office:scripts/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2" style:family="paragraph" style:parent-style-name="Normal">
      <style:text-properties style:use-window-font-color="true"/>
    </style:style>
    <style:style style:name="P3" style:family="paragraph" style:parent-style-name="Normal">
      <style:paragraph-properties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4" style:family="paragraph" style:parent-style-name="Normal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5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6" style:family="paragraph" style:parent-style-name="Normal" style:list-style-name="L2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7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2953in"/>
        </style:tab-stops>
      </style:paragraph-properties>
      <style:text-properties style:use-window-font-color="true" fo:font-size="12pt" style:font-size-asian="12pt" style:font-size-complex="12pt"/>
    </style:style>
    <style:style style:name="P8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3929in"/>
        </style:tab-stops>
      </style:paragraph-properties>
      <style:text-properties style:use-window-font-color="true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D1" style:num-suffix="." style:num-format="1">
        <style:list-level-properties text:min-label-width="0.1965in"/>
      </text:list-level-style-number>
      <text:list-level-style-number text:level="2" text:style-name="D1" style:num-suffix="." style:num-format="1" text:display-levels="2">
        <style:list-level-properties text:min-label-width="0.2953in"/>
      </text:list-level-style-number>
      <text:list-level-style-number text:level="3" text:style-name="D1" style:num-suffix="." style:num-format="1" text:display-levels="3">
        <style:list-level-properties text:min-label-width="0.3929in"/>
      </text:list-level-style-number>
      <text:list-level-style-number text:level="4" text:style-name="D1" style:num-suffix="." style:num-format="1" text:display-levels="4">
        <style:list-level-properties text:min-label-width="0.4917in"/>
      </text:list-level-style-number>
      <text:list-level-style-number text:level="5" text:style-name="D1" style:num-suffix="." style:num-format="1" text:display-levels="5">
        <style:list-level-properties text:min-label-width="0.5902in"/>
      </text:list-level-style-number>
      <text:list-level-style-number text:level="6" text:style-name="D1" style:num-suffix="." style:num-format="1" text:display-levels="6">
        <style:list-level-properties text:min-label-width="0.6882in"/>
      </text:list-level-style-number>
      <text:list-level-style-number text:level="7" text:style-name="D1" style:num-suffix="." style:num-format="1" text:display-levels="7">
        <style:list-level-properties text:min-label-width="0.7866in"/>
      </text:list-level-style-number>
      <text:list-level-style-number text:level="8" text:style-name="D1" style:num-suffix="." style:num-format="1" text:display-levels="8">
        <style:list-level-properties text:min-label-width="0.8846in"/>
      </text:list-level-style-number>
      <text:list-level-style-number text:level="9" text:style-name="D1" style:num-suffix="." style:num-format="1" text:display-levels="9">
        <style:list-level-properties text:min-label-width="0.9835in"/>
      </text:list-level-style-number>
      <text:list-level-style-number text:level="10" style:num-format="">
        <style:list-level-properties/>
      </text:list-level-style-number>
    </text:list-style>
    <text:list-style style:name="L2">
      <text:list-level-style-number text:level="1" text:style-name="D1" style:num-suffix="." style:num-format="1">
        <style:list-level-properties text:min-label-width="0.196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a"/>
        <text:sequence-decl text:display-outline-level="0" text:name="Figura"/>
        <text:sequence-decl text:display-outline-level="0" text:name="Imagen"/>
      </text:sequence-decls>
      <text:section text:style-name="Sect1" text:name="Section1">
        <text:p text:style-name="P1">An Analysis of Directory-Based Cache-Coherence Protocols on Multiprocessors Using the SESC: SuperESCalar Simulator</text:p>
        <text:p text:style-name="P4"/>
        <text:list xml:id="list511160178" text:style-name="L1">
          <text:list-item>
            <text:p text:style-name="P5">Intro</text:p>
          </text:list-item>
          <text:list-item>
            <text:p text:style-name="P5">Background</text:p>
            <text:list>
              <text:list-item>
                <text:p text:style-name="P5">Cache States</text:p>
                <text:list>
                  <text:list-item>
                    <text:p text:style-name="P5">MSI Cache</text:p>
                  </text:list-item>
                  <text:list-item>
                    <text:p text:style-name="P5">MESI Cache</text:p>
                  </text:list-item>
                </text:list>
              </text:list-item>
              <text:list-item>
                <text:p text:style-name="P5">Snoopy-Based Versus Directory-Based Cache-Coherence Protocols</text:p>
                <text:list>
                  <text:list-item>
                    <text:p text:style-name="P5">Snoopy-Based Cache-Coherence Protocol</text:p>
                  </text:list-item>
                  <text:list-item>
                    <text:p text:style-name="P5">Directory-Based Cache-Coherence Protocol</text:p>
                  </text:list-item>
                  <text:list-item>
                    <text:p text:style-name="P5">Modifications to the Directory-Based Cache-Coherence Protocol</text:p>
                  </text:list-item>
                </text:list>
              </text:list-item>
            </text:list>
          </text:list-item>
          <text:list-item>
            <text:p text:style-name="P5">Cache-Coherence Protocols</text:p>
            <text:list>
              <text:list-item>
                <text:p text:style-name="P7">Regular Protocol</text:p>
                <text:list>
                  <text:list-item>
                    <text:p text:style-name="P8">Regular Protocol Directory FSM</text:p>
                  </text:list-item>
                  <text:list-item>
                    <text:p text:style-name="P8">Regular Protocol Cache FSM</text:p>
                  </text:list-item>
                </text:list>
              </text:list-item>
              <text:list-item>
                <text:p text:style-name="P7">Origin Protocol</text:p>
                <text:list>
                  <text:list-item>
                    <text:p text:style-name="P8">Origin Protocol Directory FSM</text:p>
                  </text:list-item>
                  <text:list-item>
                    <text:p text:style-name="P8">Origin Protocol Cache FSM</text:p>
                  </text:list-item>
                </text:list>
              </text:list-item>
            </text:list>
          </text:list-item>
          <text:list-item>
            <text:p text:style-name="P5">Methodology and Implementation</text:p>
            <text:list>
              <text:list-item>
                <text:p text:style-name="P7">Sesc Simulator Overview</text:p>
                <text:list>
                  <text:list-item>
                    <text:p text:style-name="P7">I used Sesc with these modifications</text:p>
                  </text:list-item>
                </text:list>
              </text:list-item>
              <text:list-item>
                <text:p text:style-name="P5">Directory</text:p>
              </text:list-item>
              <text:list-item>
                <text:p text:style-name="P5">Cache</text:p>
                <text:list>
                  <text:list-item>
                    <text:p text:style-name="P7">I set cache size for 1MB because it was close to current processors</text:p>
                  </text:list-item>
                  <text:list-item>
                    <text:p text:style-name="P5">Changing Cache Size</text:p>
                  </text:list-item>
                </text:list>
              </text:list-item>
              <text:list-item>
                <text:p text:style-name="P5">Network</text:p>
              </text:list-item>
              <text:list-item>
                <text:p text:style-name="P7">Main Memory</text:p>
              </text:list-item>
            </text:list>
          </text:list-item>
          <text:list-item>
            <text:p text:style-name="P5">Results</text:p>
            <text:list>
              <text:list-item>
                <text:p text:style-name="P5">Verifying Correctness</text:p>
              </text:list-item>
              <text:list-item>
                <text:p text:style-name="P5">Synthetic Benchmark</text:p>
              </text:list-item>
              <text:list-item>
                <text:p text:style-name="P5">SPLASH2 Benchmarks</text:p>
              </text:list-item>
            </text:list>
          </text:list-item>
          <text:list-item>
            <text:p text:style-name="P5">Further Work (What was done, what could not be done)</text:p>
          </text:list-item>
          <text:list-item>
            <text:p text:style-name="P5">Conclusion</text:p>
          </text:list-item>
        </text:list>
        <text:p text:style-name="P3"/>
        <text:p text:style-name="P3">Write down bullet points of my work in top-down fashion</text:p>
        <text:list xml:id="list209761141" text:style-name="L2">
          <text:list-item>
            <text:p text:style-name="P6">What the current status is in my field</text:p>
          </text:list-item>
          <text:list-item>
            <text:p text:style-name="P6">What the problems are in the current field</text:p>
          </text:list-item>
          <text:list-item>
            <text:p text:style-name="P6">What is my solution</text:p>
          </text:list-item>
        </text:list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extmaker="tm" grddl:transformation="http://docs.oasis-open.org/office/1.2/xslt/odf2rdf.xsl"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xx" style:country-asian="none" style:font-size-complex="10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17in" style:writing-mode="page"/>
      <style:text-properties fo:color="#000000" style:font-name="Times New Roman" fo:font-size="10pt" fo:language="en" fo:country="US" style:font-name-asian="SimSun" style:font-size-asian="10pt" style:language-asian="zxx" style:country-asian="none" style:font-name-complex="Times New Roman" style:font-size-complex="10pt" style:language-complex="en" style:country-complex="US" fo:hyphenate="tru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textmaker:pgf-auto-space-before="false" textmaker:pgf-auto-space-after="false"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in" fo:border="none" style:writing-mode="lr-tb"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SimSu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scale="100%" fo:hyphenate="true" fo:hyphenation-remain-char-count="2" fo:hyphenation-push-char-count="2"/>
    </style:style>
    <style:style style:name="Título_20_1" style:display-name="Título 1" style:family="paragraph" style:parent-style-name="Normal" style:next-style-name="Normal" style:default-outline-level="1">
      <style:paragraph-properties fo:margin-top="0in" fo:margin-bottom="0.0835in" fo:keep-together="always" fo:keep-with-next="always"/>
      <style:text-properties style:font-name="Arial" fo:font-size="18pt" fo:font-weight="bold" style:font-size-asian="18pt" style:font-weight-asian="bold" style:font-name-complex="Arial" style:font-size-complex="18pt"/>
    </style:style>
    <style:style style:name="Título_20_2" style:display-name="Título 2" style:family="paragraph" style:parent-style-name="Título_20_1" style:next-style-name="Normal" style:default-outline-level="2"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 fo:background-color="transparent">
        <style:background-image/>
      </style:paragraph-properties>
      <style:text-properties style:font-name="Times New Roman2"/>
    </style:style>
    <style:style style:name="Heading" style:family="paragraph" style:parent-style-name="Standard" style:next-style-name="Text_20_body" style:class="text">
      <style:paragraph-properties fo:margin-top="0in" fo:margin-bottom="0in" fo:text-align="center" style:justify-single-word="false" fo:background-color="transparent" fo:keep-with-next="always">
        <style:background-image/>
      </style:paragraph-properties>
      <style:text-properties style:font-name="Times New Roman1" fo:font-size="14pt" fo:font-weight="bold" style:font-name-asian="DejaVu LGC Sans" style:font-size-asian="14pt" style:font-name-complex="DejaVu LGC Sans" style:font-size-complex="14pt"/>
    </style:style>
    <style:style style:name="Normal" style:family="text">
      <style:text-properties style:font-name="Times New Roman" fo:font-size="10pt" style:font-name-asian="SimSun" style:font-size-asian="10pt" style:font-name-complex="Times New Roman" style:font-size-complex="10pt"/>
    </style:style>
    <style:style style:name="D1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45in" style:num-format="1" style:print-orientation="portrait" fo:margin-top="0.7874in" fo:margin-bottom="0.7874in" fo:margin-left="0.7874in" fo:margin-right="0.7874in" style:writing-mode="lr-tb" style:footnote-max-height="0in">
        <style:footnote-sep style:width="0.0138in" style:distance-before-sep="0.05in" style:distance-after-sep="0.05in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  <meta:creation-date>2011-02-07T16:14:00</meta:creation-date>
    <dc:creator>Eric Chang</dc:creator>
    <dc:date>2011-02-15T15:04:49</dc:date>
    <meta:print-date>1969-12-31T16:00:00</meta:print-date>
    <meta:editing-duration>PT00H18M21S</meta:editing-duration>
    <meta:editing-cycles>5</meta:editing-cycles>
    <meta:document-statistic meta:table-count="0" meta:image-count="0" meta:object-count="0" meta:page-count="1" meta:paragraph-count="36" meta:word-count="175" meta:character-count="1151"/>
  </office:meta>
</office:document-meta>
</file>